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paragraph-properties fo:text-align="center" style:justify-single-word="false"/>
      <style:text-properties officeooo:rsid="0013183e" officeooo:paragraph-rsid="0013183e"/>
    </style:style>
    <style:style style:name="P7" style:family="paragraph" style:parent-style-name="Standard">
      <style:text-properties officeooo:rsid="0014ea5a" officeooo:paragraph-rsid="0014ea5a"/>
    </style:style>
    <style:style style:name="P8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9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Heading_20_2">
      <style:text-properties fo:color="#1f4e79"/>
    </style:style>
    <style:style style:name="P11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2" style:family="paragraph" style:parent-style-name="Standard">
      <style:text-properties officeooo:paragraph-rsid="0015db7e"/>
    </style:style>
    <style:style style:name="P13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f1d27" style:font-weight-asian="bold"/>
    </style:style>
    <style:style style:name="T3" style:family="text">
      <style:text-properties fo:color="#000000" fo:font-weight="bold" officeooo:rsid="0014ea5a" style:font-weight-asian="bold"/>
    </style:style>
    <style:style style:name="T4" style:family="text">
      <style:text-properties fo:color="#000000" fo:font-weight="bold" officeooo:rsid="000d16bb" style:font-weight-asian="bold"/>
    </style:style>
    <style:style style:name="T5" style:family="text">
      <style:text-properties fo:color="#000000" fo:font-weight="bold" officeooo:rsid="0013183e" style:font-weight-asian="bold"/>
    </style:style>
    <style:style style:name="T6" style:family="text">
      <style:text-properties officeooo:rsid="000f1d27"/>
    </style:style>
    <style:style style:name="T7" style:family="text">
      <style:text-properties officeooo:rsid="0013183e"/>
    </style:style>
    <style:style style:name="T8" style:family="text">
      <style:text-properties officeooo:rsid="0014ea5a"/>
    </style:style>
    <style:style style:name="T9" style:family="text">
      <style:text-properties officeooo:rsid="0015db7e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0" text:outline-level="2">Lugar de Reunión: Laboratorio <text:span text:style-name="T8">mancera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1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8" text:outline-level="3">Nombre</text:h>
          </table:table-cell>
          <table:table-cell table:style-name="Tabla1.A1" table:number-columns-spanned="3" office:value-type="string">
            <text:h text:style-name="P8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1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7">Revisar casos de uso registro de cliente y registro de pedido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1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7">Caso de uso registro de cliente</text:p>
            <text:p text:style-name="P7">Caso de uso registro de pedido 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1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7">Caso de uso registro de cliente</text:span></text:p>
            <text:p text:style-name="Standard">No se aprueba:</text:p>
            <text:p text:style-name="Standard"><text:s text:c="11"/><text:span text:style-name="T8">Detalles en la aplicación sobre el registro de pedido</text:span></text:p>
            <text:p text:style-name="Standard"><text:s text:c="11"/><text:span text:style-name="T8">Diagrama de colaboración y secuencia registro de pedido</text:span></text:p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1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9" text:outline-level="3">Actividad(es)</text:h>
          </table:table-cell>
          <table:table-cell table:style-name="Tabla1.A1" office:value-type="string">
            <text:h text:style-name="P9" text:outline-level="3">Fecha Comprometida</text:h>
          </table:table-cell>
          <table:table-cell table:style-name="Tabla1.A1" office:value-type="string">
            <text:h text:style-name="P9" text:outline-level="3">Responsable(s)</text:h>
          </table:table-cell>
          <table:table-cell table:style-name="Tabla1.A1" office:value-type="string">
            <text:h text:style-name="P9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6">Finalizar registro de <text:span text:style-name="T8">pedido</text:span> por completo</text:p>
          </table:table-cell>
          <table:table-cell table:style-name="Tabla1.A1" office:value-type="string">
            <text:p text:style-name="P4"><text:span text:style-name="T8">21</text:span>/1<text:span text:style-name="T7">1</text:span>/2018</text:p>
          </table:table-cell>
          <table:table-cell table:style-name="Tabla1.A1" office:value-type="string">
            <text:p text:style-name="P6"><text:bookmark text:name="_GoBack"/>Team</text:p>
          </table:table-cell>
          <table:table-cell table:style-name="Tabla1.A1" office:value-type="string">
            <text:p text:style-name="P4"/>
          </table:table-cell>
        </table:table-row>
      </table:table>
      <text:h text:style-name="P10" text:outline-level="2"><text:soft-page-break/>Fecha de próxima reunión</text:h>
      <text:p text:style-name="P12"><text:span text:style-name="T9">Miercoles</text:span> <text:span text:style-name="T8">21</text:span> de <text:span text:style-name="T7">Noviembre</text:span> del 2018 <text:s/>en Sala <text:span text:style-name="T9">Llancahue</text:span> a las 0<text:span text:style-name="T6">8</text:span>:<text:span text:style-name="T6">1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0f1d27" style:font-weight-asian="bold"/>
    </style:style>
    <style:style style:name="MT3" style:family="text">
      <style:text-properties fo:color="#000000" fo:font-weight="bold" officeooo:rsid="0014ea5a" style:font-weight-asian="bold"/>
    </style:style>
    <style:style style:name="MT4" style:family="text">
      <style:text-properties fo:color="#000000" fo:font-weight="bold" officeooo:rsid="000d16bb" style:font-weight-asian="bold"/>
    </style:style>
    <style:style style:name="MT5" style:family="text">
      <style:text-properties fo:color="#000000" fo:font-weight="bold" officeooo:rsid="0013183e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1</text:span><text:span text:style-name="MT3">6</text:span><text:span text:style-name="MT1">/</text:span><text:span text:style-name="MT4">1</text:span><text:span text:style-name="MT5">1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2</meta:editing-cycles>
    <meta:creation-date>2018-10-06T11:07:00</meta:creation-date>
    <dc:date>2019-03-07T19:00:59.954611476</dc:date>
    <meta:editing-duration>PT2H3M4S</meta:editing-duration>
    <meta:generator>LibreOffice/6.0.3.2$Linux_X86_64 LibreOffice_project/00m0$Build-2</meta:generator>
    <meta:document-statistic meta:table-count="1" meta:image-count="0" meta:object-count="0" meta:page-count="2" meta:paragraph-count="41" meta:word-count="131" meta:character-count="893" meta:non-whitespace-character-count="762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